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LiberationSerif-Bold" fo:font-size="16pt" fo:font-style="normal" fo:font-weight="bold" style:font-size-asian="16pt" style:font-style-asian="normal" style:font-weight-asian="bold"/>
    </style:style>
    <style:style style:name="P2" style:family="paragraph" style:parent-style-name="Standard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P3" style:family="paragraph" style:parent-style-name="Standard">
      <style:paragraph-properties fo:margin-top="0.0398in" fo:margin-bottom="0.0398in" style:contextual-spacing="false"/>
      <style:text-properties fo:font-size="14pt" style:font-size-asian="12pt"/>
    </style:style>
    <style:style style:name="P4" style:family="paragraph" style:parent-style-name="Standard">
      <style:text-properties fo:color="#000000" loext:opacity="100%" style:font-name="LiberationSerif" fo:font-size="14pt" fo:font-style="normal" fo:font-weight="normal" style:font-size-asian="12pt" style:font-style-asian="normal" style:font-weight-asian="normal"/>
    </style:style>
    <style:style style:name="T1" style:family="text">
      <style:text-properties fo:color="#000000" loext:opacity="100%" style:font-name="LiberationSerif-Bold" fo:font-size="16pt" fo:font-style="normal" fo:font-weight="bold" style:font-size-asian="16pt" style:font-style-asian="normal" style:font-weight-asian="bold"/>
    </style:style>
    <style:style style:name="T2" style:family="text">
      <style:text-properties fo:font-family="SegoeUIEmoji" style:font-family-generic="roman" style:font-pitch="variable"/>
    </style:style>
    <style:style style:name="T3" style:family="text">
      <style:text-properties fo:color="#000000" loext:opacity="100%" fo:font-family="SegoeUIEmoji" style:font-family-generic="roman" style:font-pitch="variable" fo:font-size="24pt" fo:font-style="normal" fo:font-weight="normal" style:font-size-asian="24pt" style:font-style-asian="normal" style:font-weight-asian="normal"/>
    </style:style>
    <style:style style:name="T4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5" style:family="text">
      <style:text-properties fo:color="#000000" loext:opacity="100%" style:font-name="LiberationSerif-Bold" fo:font-size="14pt" fo:font-style="normal" fo:font-weight="bold" style:font-size-asian="12pt" style:font-style-asian="normal" style:font-weight-asian="bold"/>
    </style:style>
    <style:style style:name="T6" style:family="text">
      <style:text-properties fo:color="#000000" loext:opacity="100%" style:font-name="LiberationSerif-Bold" fo:font-size="12pt" fo:font-style="normal" fo:font-weight="bold" style:font-size-asian="12pt" style:font-style-asian="normal" style:font-weight-asian="bold"/>
    </style:style>
    <style:style style:name="T7" style:family="text">
      <style:text-properties fo:color="#000000" loext:opacity="100%" style:font-name="LiberationSerif" fo:font-size="14pt" fo:font-style="normal" fo:font-weight="normal" style:font-size-asian="12pt" style:font-style-asian="normal" style:font-weight-asian="normal"/>
    </style:style>
    <style:style style:name="T8" style:family="text">
      <style:text-properties fo:color="#000000" loext:opacity="100%" fo:font-family="MS-UIGothic" style:font-family-generic="roman" style:font-pitch="variable" fo:font-size="18pt" fo:font-style="normal" fo:font-weight="normal" style:font-size-asian="18pt" style:font-style-asian="normal" style:font-weight-asian="normal"/>
    </style:style>
    <style:style style:name="T9" style:family="text">
      <style:text-properties fo:color="#000000" loext:opacity="100%" fo:font-family="OpenSymbol" style:font-family-generic="roman" style:font-pitch="variable" fo:font-style="normal" fo:font-weight="normal" style:font-style-asian="normal" style:font-weight-asian="normal"/>
    </style:style>
    <style:style style:name="T10" style:family="text">
      <style:text-properties fo:color="#000000" loext:opacity="100%" style:font-name="LiberationSerif" fo:font-style="normal" fo:font-weight="normal" style:font-style-asian="normal" style:font-weight-asian="normal"/>
    </style:style>
    <style:style style:name="T11" style:family="text">
      <style:text-properties fo:color="#000000" loext:opacity="100%" fo:font-family="SegoeUIEmoji" style:font-family-generic="roman" style:font-pitch="variable" fo:font-size="18pt" fo:font-style="normal" fo:font-weight="normal" style:font-size-asian="18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2"><text:s/></text:span><text:span text:style-name="T3">🌟 </text:span><text:span text:style-name="T1">Welcome to LingoLand</text:span></text:p>
      <text:p text:style-name="P1" loext:marker-style-name="T1"/>
      <text:p text:style-name="Standard" loext:marker-style-name="T4"><text:span text:style-name="T5">LingoLand</text:span><text:span text:style-name="T6"> </text:span><text:span text:style-name="T7">is an interactive online learning space designed to make lessons engaging, creative, and collaborative. Built for tutors and learners, it combines powerful teaching tools with fun activities that bring learning to life.</text:span></text:p>
      <text:p text:style-name="P2" loext:marker-style-name="T4"/>
      <text:p text:style-name="Standard" loext:marker-style-name="T1"><text:span text:style-name="T8">✏️</text:span><text:span text:style-name="T1">Dynamic Whiteboard Tools</text:span></text:p>
      <text:p text:style-name="P3" loext:marker-style-name="T4"><text:span text:style-name="T9">• </text:span><text:span text:style-name="T10">Draw &amp; Connect – Both teacher and learner can freely draw, sketch, and create connecting lines to express ideas.</text:span></text:p>
      <text:p text:style-name="P3" loext:marker-style-name="T4"><text:span text:style-name="T9">• </text:span><text:span text:style-name="T10">Shapes &amp; Text – Teachers can add, move, and resize ovals, rectangles, and text boxes. All text is editable by both teacher and learner, supporting shared creativity.</text:span></text:p>
      <text:p text:style-name="P3" loext:marker-style-name="T4"><text:span text:style-name="T9">• </text:span><text:span text:style-name="T10">Image Support – Teachers can upload, move, and resize images directly on the board for visual teaching.</text:span></text:p>
      <text:p text:style-name="P3" loext:marker-style-name="T4"><text:span text:style-name="T9">• </text:span><text:span text:style-name="T10">Laser Pointer – A built-in pointer helps the teacher highlight key ideas in real time.</text:span></text:p>
      <text:p text:style-name="P3" loext:marker-style-name="T4"><text:span text:style-name="T9">• </text:span><text:span text:style-name="T10">Zoom – Users can zoom in and out of the whiteboard for flexible, detailed interaction.</text:span></text:p>
      <text:p text:style-name="P2" loext:marker-style-name="T4"/>
      <text:p text:style-name="Standard" loext:marker-style-name="T1"><text:span text:style-name="T11">🎮 </text:span><text:span text:style-name="T1">Interactive Learning Games</text:span></text:p>
      <text:p text:style-name="Standard" loext:marker-style-name="T4"><text:span text:style-name="T7">Learning doesn’t just happen — it’s experienced.</text:span><text:span text:style-name="T4"> </text:span><text:span text:style-name="T5">LingoLand</text:span><text:span text:style-name="T6"> </text:span><text:span text:style-name="T7">features a variety of integrated games to reinforce knowledge in exciting ways:</text:span></text:p>
      <text:p text:style-name="P3" loext:marker-style-name="T4"><text:span text:style-name="T9">• </text:span><text:span text:style-name="T10">Spelling &amp; Sentence Making</text:span></text:p>
      <text:p text:style-name="P3" loext:marker-style-name="T4"><text:span text:style-name="T9">• </text:span><text:span text:style-name="T10">Wheel Spin Challenges</text:span></text:p>
      <text:p text:style-name="P3" loext:marker-style-name="T4"><text:span text:style-name="T9">• </text:span><text:span text:style-name="T10">Flashcard Practice</text:span></text:p>
      <text:p text:style-name="P3" loext:marker-style-name="T4"><text:span text:style-name="T9">• </text:span><text:span text:style-name="T10">Multiple-Choice &amp; True/False Quizzes</text:span></text:p>
      <text:p text:style-name="P3" loext:marker-style-name="T4"><text:span text:style-name="T9">• </text:span><text:span text:style-name="T10">Music &amp; Lyrics</text:span></text:p>
      <text:p text:style-name="P3" loext:marker-style-name="T4"><text:span text:style-name="T9">• </text:span><text:span text:style-name="T10">Planet Earth &amp; Solar System</text:span></text:p>
      <text:p text:style-name="P4" loext:marker-style-name="T4"/>
      <text:p text:style-name="Standard" loext:marker-style-name="T1"><text:span text:style-name="T11">🤝 </text:span><text:span text:style-name="T1">Collaboration That Connects</text:span></text:p>
      <text:p text:style-name="P1" loext:marker-style-name="T1"/>
      <text:p text:style-name="Standard" loext:marker-style-name="T4"><text:span text:style-name="T5">LingoLand</text:span><text:span text:style-name="T6"> </text:span><text:span text:style-name="T7">bridges the gap between teacher and learner. Every tool is designed to foster real-time collaboration, ensuring both sides can create, play, and learn together seamlessly.</text:span></text:p>
      <text:p text:style-name="P2" loext:marker-style-name="T4"/>
      <text:p text:style-name="Standard" loext:marker-style-name="T4"><text:span text:style-name="T11">✨ </text:span><text:span text:style-name="T5">LingoLand</text:span><text:span text:style-name="T6"> </text:span><text:span text:style-name="T7">transforms ordinary lessons into interactive adventures. Whether you’re building vocabulary, exploring the solar system, or playing an educational game, every session is engaging, memorable, and fun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4T14:49:55.966935900</meta:creation-date>
    <dc:date>2026-01-14T14:54:23.621564900</dc:date>
    <meta:editing-duration>PT3M25S</meta:editing-duration>
    <meta:editing-cycles>2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19" meta:word-count="241" meta:character-count="1580" meta:non-whitespace-character-count="1351"/>
  </office:meta>
</office:document-meta>
</file>